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a562b" officeooo:paragraph-rsid="001a562b"/>
    </style:style>
    <style:style style:name="P2" style:family="paragraph" style:parent-style-name="Text_20_body">
      <style:text-properties officeooo:rsid="001c0124" officeooo:paragraph-rsid="001c0124"/>
    </style:style>
    <style:style style:name="P3" style:family="paragraph" style:parent-style-name="Text_20_body">
      <style:text-properties officeooo:rsid="002b4841" officeooo:paragraph-rsid="002b4841"/>
    </style:style>
    <style:style style:name="P4" style:family="paragraph" style:parent-style-name="Text_20_body">
      <style:text-properties officeooo:rsid="002db4e8" officeooo:paragraph-rsid="002db4e8"/>
    </style:style>
    <style:style style:name="P5" style:family="paragraph" style:parent-style-name="Text_20_body">
      <style:text-properties officeooo:rsid="002db4e8" officeooo:paragraph-rsid="006a560e"/>
    </style:style>
    <style:style style:name="P6" style:family="paragraph" style:parent-style-name="Text_20_body">
      <style:text-properties style:font-name="Courier New" officeooo:rsid="002db4e8" officeooo:paragraph-rsid="002db4e8"/>
    </style:style>
    <style:style style:name="P7" style:family="paragraph" style:parent-style-name="Text_20_body">
      <style:text-properties officeooo:rsid="002f9569" officeooo:paragraph-rsid="002f9569"/>
    </style:style>
    <style:style style:name="P8" style:family="paragraph" style:parent-style-name="Text_20_body">
      <style:text-properties officeooo:rsid="0030539f" officeooo:paragraph-rsid="0030539f"/>
    </style:style>
    <style:style style:name="P9" style:family="paragraph" style:parent-style-name="Text_20_body">
      <style:text-properties officeooo:rsid="003203f5" officeooo:paragraph-rsid="003203f5"/>
    </style:style>
    <style:style style:name="P10" style:family="paragraph" style:parent-style-name="Text_20_body">
      <style:text-properties officeooo:rsid="0033882a" officeooo:paragraph-rsid="0033882a"/>
    </style:style>
    <style:style style:name="P11" style:family="paragraph" style:parent-style-name="Text_20_body">
      <style:text-properties officeooo:rsid="00368f36" officeooo:paragraph-rsid="00368f36"/>
    </style:style>
    <style:style style:name="P12" style:family="paragraph" style:parent-style-name="Text_20_body">
      <style:text-properties officeooo:rsid="0037a9cb" officeooo:paragraph-rsid="0037a9cb"/>
    </style:style>
    <style:style style:name="P13" style:family="paragraph" style:parent-style-name="Text_20_body">
      <style:text-properties officeooo:rsid="00383d47" officeooo:paragraph-rsid="00383d47"/>
    </style:style>
    <style:style style:name="P14" style:family="paragraph" style:parent-style-name="Text_20_body">
      <style:text-properties officeooo:rsid="0041270a" officeooo:paragraph-rsid="0041270a"/>
    </style:style>
    <style:style style:name="P15" style:family="paragraph" style:parent-style-name="Text_20_body">
      <style:text-properties officeooo:rsid="0041270a" officeooo:paragraph-rsid="0070197e"/>
    </style:style>
    <style:style style:name="P16" style:family="paragraph" style:parent-style-name="Text_20_body">
      <style:text-properties officeooo:rsid="00490c6a" officeooo:paragraph-rsid="00490c6a"/>
    </style:style>
    <style:style style:name="P17" style:family="paragraph" style:parent-style-name="Text_20_body">
      <style:text-properties officeooo:rsid="004a8de3" officeooo:paragraph-rsid="004a8de3"/>
    </style:style>
    <style:style style:name="P18" style:family="paragraph" style:parent-style-name="Text_20_body">
      <style:text-properties officeooo:rsid="004ade70" officeooo:paragraph-rsid="004ade70"/>
    </style:style>
    <style:style style:name="P19" style:family="paragraph" style:parent-style-name="Text_20_body">
      <style:text-properties officeooo:rsid="004c185f" officeooo:paragraph-rsid="004c185f"/>
    </style:style>
    <style:style style:name="P20" style:family="paragraph" style:parent-style-name="Text_20_body">
      <style:text-properties officeooo:rsid="004cd2ba" officeooo:paragraph-rsid="004cd2ba"/>
    </style:style>
    <style:style style:name="P21" style:family="paragraph" style:parent-style-name="Text_20_body">
      <style:text-properties officeooo:rsid="004d4fa2" officeooo:paragraph-rsid="004d4fa2"/>
    </style:style>
    <style:style style:name="P22" style:family="paragraph" style:parent-style-name="Text_20_body">
      <style:text-properties officeooo:rsid="004dccce" officeooo:paragraph-rsid="004dccce"/>
    </style:style>
    <style:style style:name="P23" style:family="paragraph" style:parent-style-name="Text_20_body">
      <style:text-properties officeooo:rsid="0039f7ea" officeooo:paragraph-rsid="004e69b6"/>
    </style:style>
    <style:style style:name="P24" style:family="paragraph" style:parent-style-name="Text_20_body">
      <style:text-properties officeooo:rsid="004e69b6" officeooo:paragraph-rsid="004e69b6"/>
    </style:style>
    <style:style style:name="P25" style:family="paragraph" style:parent-style-name="Text_20_body">
      <style:text-properties officeooo:rsid="00532a9c" officeooo:paragraph-rsid="00532a9c"/>
    </style:style>
    <style:style style:name="P26" style:family="paragraph" style:parent-style-name="Text_20_body">
      <style:text-properties officeooo:rsid="0056a4c3" officeooo:paragraph-rsid="0056a4c3"/>
    </style:style>
    <style:style style:name="P27" style:family="paragraph" style:parent-style-name="Text_20_body">
      <style:text-properties officeooo:rsid="0058bb80" officeooo:paragraph-rsid="0058bb80"/>
    </style:style>
    <style:style style:name="P28" style:family="paragraph" style:parent-style-name="Text_20_body">
      <style:text-properties officeooo:rsid="005cb6d9" officeooo:paragraph-rsid="005cb6d9"/>
    </style:style>
    <style:style style:name="P29" style:family="paragraph" style:parent-style-name="Text_20_body">
      <style:text-properties officeooo:rsid="005e415b" officeooo:paragraph-rsid="005e415b"/>
    </style:style>
    <style:style style:name="P30" style:family="paragraph" style:parent-style-name="Text_20_body">
      <style:text-properties officeooo:rsid="0060b52c" officeooo:paragraph-rsid="0060b52c"/>
    </style:style>
    <style:style style:name="P31" style:family="paragraph" style:parent-style-name="Text_20_body">
      <style:text-properties officeooo:rsid="0060b52c" officeooo:paragraph-rsid="00671cf7"/>
    </style:style>
    <style:style style:name="P32" style:family="paragraph" style:parent-style-name="Text_20_body">
      <style:text-properties style:font-name="Liberation Serif" officeooo:rsid="004d4fa2" officeooo:paragraph-rsid="004d4fa2"/>
    </style:style>
    <style:style style:name="P33" style:family="paragraph" style:parent-style-name="Text_20_body">
      <style:text-properties style:font-name="Liberation Serif" officeooo:rsid="002db4e8" officeooo:paragraph-rsid="006a560e"/>
    </style:style>
    <style:style style:name="P34" style:family="paragraph" style:parent-style-name="Text_20_body">
      <style:text-properties officeooo:rsid="002f4058" officeooo:paragraph-rsid="002f4058"/>
    </style:style>
    <style:style style:name="P35" style:family="paragraph" style:parent-style-name="Text_20_body">
      <style:text-properties officeooo:rsid="0069851a" officeooo:paragraph-rsid="0069851a"/>
    </style:style>
    <style:style style:name="P36" style:family="paragraph" style:parent-style-name="Text_20_body">
      <style:text-properties officeooo:rsid="0069e7b7" officeooo:paragraph-rsid="0069e7b7"/>
    </style:style>
    <style:style style:name="P37" style:family="paragraph" style:parent-style-name="Text_20_body">
      <style:text-properties officeooo:rsid="006d5e3a" officeooo:paragraph-rsid="006d5e3a"/>
    </style:style>
    <style:style style:name="P38" style:family="paragraph" style:parent-style-name="Text_20_body">
      <style:text-properties officeooo:rsid="0053e0d6" officeooo:paragraph-rsid="0053e0d6"/>
    </style:style>
    <style:style style:name="P39" style:family="paragraph" style:parent-style-name="Text_20_body">
      <style:text-properties officeooo:rsid="006f68ef" officeooo:paragraph-rsid="006f68ef"/>
    </style:style>
    <style:style style:name="P40" style:family="paragraph" style:parent-style-name="Text_20_body">
      <style:text-properties officeooo:rsid="00701269" officeooo:paragraph-rsid="00701269"/>
    </style:style>
    <style:style style:name="P41" style:family="paragraph" style:parent-style-name="Text_20_body">
      <style:text-properties officeooo:rsid="0070197e" officeooo:paragraph-rsid="0070197e"/>
    </style:style>
    <style:style style:name="P42" style:family="paragraph" style:parent-style-name="Text_20_body">
      <style:text-properties officeooo:rsid="00390636" officeooo:paragraph-rsid="00390636"/>
    </style:style>
    <style:style style:name="P43" style:family="paragraph" style:parent-style-name="Text_20_body">
      <style:text-properties officeooo:rsid="007369e3" officeooo:paragraph-rsid="007369e3"/>
    </style:style>
    <style:style style:name="P44" style:family="paragraph" style:parent-style-name="Text_20_body">
      <style:text-properties officeooo:paragraph-rsid="00645fdb"/>
    </style:style>
    <style:style style:name="P45" style:family="paragraph" style:parent-style-name="Text_20_body">
      <style:text-properties officeooo:rsid="0074b73f" officeooo:paragraph-rsid="0074b73f"/>
    </style:style>
    <style:style style:name="P46" style:family="paragraph" style:parent-style-name="Text_20_body">
      <style:text-properties officeooo:rsid="0075b9f6" officeooo:paragraph-rsid="0075b9f6"/>
    </style:style>
    <style:style style:name="P47" style:family="paragraph" style:parent-style-name="Text_20_body">
      <style:text-properties officeooo:rsid="0075b9f6" officeooo:paragraph-rsid="00767a87"/>
    </style:style>
    <style:style style:name="P48" style:family="paragraph" style:parent-style-name="Text_20_body">
      <style:text-properties officeooo:rsid="00767a87" officeooo:paragraph-rsid="00767a87"/>
    </style:style>
    <style:style style:name="P49" style:family="paragraph" style:parent-style-name="Text_20_body">
      <style:text-properties officeooo:rsid="0078250c" officeooo:paragraph-rsid="0078250c"/>
    </style:style>
    <style:style style:name="P50" style:family="paragraph" style:parent-style-name="Text_20_body">
      <style:text-properties officeooo:rsid="0079c847" officeooo:paragraph-rsid="0079c847"/>
    </style:style>
    <style:style style:name="P51" style:family="paragraph" style:parent-style-name="Standard">
      <style:text-properties officeooo:rsid="004ade70" officeooo:paragraph-rsid="004c185f"/>
    </style:style>
    <style:style style:name="P52" style:family="paragraph" style:parent-style-name="Standard">
      <style:text-properties officeooo:rsid="005ed871" officeooo:paragraph-rsid="005ed871"/>
    </style:style>
    <style:style style:name="P53" style:family="paragraph" style:parent-style-name="Standard">
      <style:text-properties officeooo:rsid="0061ca8e" officeooo:paragraph-rsid="0061ca8e"/>
    </style:style>
    <style:style style:name="P54" style:family="paragraph" style:parent-style-name="Standard">
      <style:text-properties officeooo:rsid="007b9247" officeooo:paragraph-rsid="007b9247"/>
    </style:style>
    <style:style style:name="P55" style:family="paragraph" style:parent-style-name="Heading_20_2">
      <style:text-properties officeooo:rsid="007369e3" officeooo:paragraph-rsid="007369e3"/>
    </style:style>
    <style:style style:name="P56" style:family="paragraph" style:parent-style-name="Heading_20_2">
      <style:text-properties officeooo:rsid="007bd35a" officeooo:paragraph-rsid="007bd35a"/>
    </style:style>
    <style:style style:name="P57" style:family="paragraph" style:parent-style-name="Heading_20_2">
      <style:text-properties officeooo:rsid="00821d3c" officeooo:paragraph-rsid="00821d3c"/>
    </style:style>
    <style:style style:name="P58" style:family="paragraph" style:parent-style-name="Text_20_body" style:list-style-name="L1">
      <style:text-properties officeooo:rsid="0056a4c3" officeooo:paragraph-rsid="0056a4c3"/>
    </style:style>
    <style:style style:name="P59" style:family="paragraph" style:parent-style-name="Text_20_body" style:list-style-name="L2">
      <style:text-properties officeooo:rsid="00291c45" officeooo:paragraph-rsid="00291c45"/>
    </style:style>
    <style:style style:name="P60" style:family="paragraph" style:parent-style-name="Text_20_body" style:list-style-name="L3">
      <style:text-properties officeooo:rsid="002f9569" officeooo:paragraph-rsid="002f9569"/>
    </style:style>
    <style:style style:name="P61" style:family="paragraph" style:parent-style-name="Text_20_body" style:list-style-name="L4">
      <style:text-properties officeooo:rsid="0033882a" officeooo:paragraph-rsid="0033882a"/>
    </style:style>
    <style:style style:name="P62" style:family="paragraph" style:parent-style-name="Text_20_body" style:list-style-name="L4">
      <style:text-properties officeooo:rsid="0034be3d" officeooo:paragraph-rsid="0034be3d"/>
    </style:style>
    <style:style style:name="P63" style:family="paragraph" style:parent-style-name="Text_20_body" style:list-style-name="L4">
      <style:text-properties officeooo:rsid="003aa952" officeooo:paragraph-rsid="003aa952"/>
    </style:style>
    <style:style style:name="P64" style:family="paragraph" style:parent-style-name="Text_20_body" style:list-style-name="L5">
      <style:text-properties officeooo:rsid="006d5e3a" officeooo:paragraph-rsid="006d5e3a"/>
    </style:style>
    <style:style style:name="P65" style:family="paragraph" style:parent-style-name="Text_20_body" style:list-style-name="L6">
      <style:text-properties officeooo:rsid="004a8de3" officeooo:paragraph-rsid="003db0be"/>
    </style:style>
    <style:style style:name="P66" style:family="paragraph" style:parent-style-name="Text_20_body" style:list-style-name="L6">
      <style:text-properties officeooo:rsid="004a8de3" officeooo:paragraph-rsid="004a8de3"/>
    </style:style>
    <style:style style:name="P67" style:family="paragraph" style:parent-style-name="Text_20_body" style:list-style-name="L7">
      <style:text-properties officeooo:rsid="004e69b6" officeooo:paragraph-rsid="004e69b6"/>
    </style:style>
    <style:style style:name="P68" style:family="paragraph" style:parent-style-name="Text_20_body" style:list-style-name="L7">
      <style:text-properties officeooo:rsid="004ee9ee" officeooo:paragraph-rsid="004ee9ee"/>
    </style:style>
    <style:style style:name="P69" style:family="paragraph" style:parent-style-name="Text_20_body" style:list-style-name="L7">
      <style:text-properties officeooo:rsid="004fcdcf" officeooo:paragraph-rsid="004fcdcf"/>
    </style:style>
    <style:style style:name="P70" style:family="paragraph" style:parent-style-name="Text_20_body" style:list-style-name="L7">
      <style:text-properties officeooo:rsid="004fd99e" officeooo:paragraph-rsid="004fd99e"/>
    </style:style>
    <style:style style:name="P71" style:family="paragraph" style:parent-style-name="Text_20_body" style:list-style-name="L7">
      <style:text-properties officeooo:rsid="00525f29" officeooo:paragraph-rsid="00525f29"/>
    </style:style>
    <style:style style:name="P72" style:family="paragraph" style:parent-style-name="Text_20_body" style:list-style-name="L7">
      <style:text-properties officeooo:rsid="00532a9c" officeooo:paragraph-rsid="00532a9c"/>
    </style:style>
    <style:style style:name="P73" style:family="paragraph" style:parent-style-name="Text_20_body" style:list-style-name="L8">
      <style:text-properties officeooo:rsid="0060b52c" officeooo:paragraph-rsid="0060b52c"/>
    </style:style>
    <style:style style:name="P74" style:family="paragraph" style:parent-style-name="Text_20_body" style:list-style-name="L9">
      <style:text-properties officeooo:rsid="00671cf7" officeooo:paragraph-rsid="00671cf7"/>
    </style:style>
    <style:style style:name="P75" style:family="paragraph" style:parent-style-name="Text_20_body" style:list-style-name="L10">
      <style:text-properties officeooo:rsid="005ed871" officeooo:paragraph-rsid="0060b52c"/>
    </style:style>
    <style:style style:name="P76" style:family="paragraph" style:parent-style-name="Text_20_body" style:list-style-name="L10">
      <style:text-properties officeooo:rsid="0079c847" officeooo:paragraph-rsid="0079c847"/>
    </style:style>
    <style:style style:name="P77" style:family="paragraph" style:parent-style-name="Text_20_body">
      <style:text-properties officeooo:rsid="00821d3c" officeooo:paragraph-rsid="00821d3c"/>
    </style:style>
    <style:style style:name="P78" style:family="paragraph" style:parent-style-name="Text_20_body" style:list-style-name="L10">
      <style:text-properties officeooo:rsid="00839b89" officeooo:paragraph-rsid="00839b89"/>
    </style:style>
    <style:style style:name="P79" style:family="paragraph" style:parent-style-name="Heading_20_5">
      <style:text-properties officeooo:rsid="004c185f" officeooo:paragraph-rsid="004c185f"/>
    </style:style>
    <style:style style:name="P80" style:family="paragraph" style:parent-style-name="Heading_20_5">
      <style:text-properties officeooo:rsid="0039f7ea" officeooo:paragraph-rsid="004e69b6"/>
    </style:style>
    <style:style style:name="P81" style:family="paragraph" style:parent-style-name="Heading_20_5">
      <style:text-properties officeooo:rsid="0039f7ea" officeooo:paragraph-rsid="0039f7ea"/>
    </style:style>
    <style:style style:name="P82" style:family="paragraph" style:parent-style-name="Heading_20_4">
      <style:text-properties officeooo:rsid="00291c45" officeooo:paragraph-rsid="00291c45"/>
    </style:style>
    <style:style style:name="P83" style:family="paragraph" style:parent-style-name="Heading_20_4">
      <style:text-properties officeooo:rsid="002b4841" officeooo:paragraph-rsid="002b4841"/>
    </style:style>
    <style:style style:name="P84" style:family="paragraph" style:parent-style-name="Heading_20_4">
      <style:text-properties officeooo:rsid="0070197e" officeooo:paragraph-rsid="0070197e"/>
    </style:style>
    <style:style style:name="P85" style:family="paragraph" style:parent-style-name="Heading_20_4">
      <style:text-properties officeooo:rsid="0041270a" officeooo:paragraph-rsid="0041270a"/>
    </style:style>
    <style:style style:name="P86" style:family="paragraph" style:parent-style-name="Heading_20_4">
      <style:text-properties officeooo:rsid="00732d6d" officeooo:paragraph-rsid="00732d6d"/>
    </style:style>
    <style:style style:name="P87" style:family="paragraph" style:parent-style-name="Heading_20_4">
      <style:text-properties officeooo:rsid="005e415b" officeooo:paragraph-rsid="005e415b"/>
    </style:style>
    <style:style style:name="P88" style:family="paragraph" style:parent-style-name="Heading_20_4">
      <style:text-properties officeooo:rsid="0056a4c3" officeooo:paragraph-rsid="0056a4c3"/>
    </style:style>
    <style:style style:name="P89" style:family="paragraph" style:parent-style-name="Heading_20_4">
      <style:text-properties officeooo:rsid="005c29f2" officeooo:paragraph-rsid="005c29f2"/>
    </style:style>
    <style:style style:name="P90" style:family="paragraph" style:parent-style-name="Heading_20_4">
      <style:text-properties officeooo:rsid="005eaa9f" officeooo:paragraph-rsid="005eaa9f"/>
    </style:style>
    <style:style style:name="P91" style:family="paragraph" style:parent-style-name="Heading_20_3">
      <style:text-properties officeooo:rsid="001a562b" officeooo:paragraph-rsid="001a562b"/>
    </style:style>
    <style:style style:name="P92" style:family="paragraph" style:parent-style-name="Heading_20_3">
      <style:text-properties officeooo:rsid="00291c45" officeooo:paragraph-rsid="00291c45"/>
    </style:style>
    <style:style style:name="P93" style:family="paragraph" style:parent-style-name="Heading_20_3">
      <style:text-properties officeooo:rsid="00368f36" officeooo:paragraph-rsid="00368f36"/>
    </style:style>
    <style:style style:name="P94" style:family="paragraph" style:parent-style-name="Heading_20_3">
      <style:text-properties officeooo:rsid="0039f7ea" officeooo:paragraph-rsid="0039f7ea"/>
    </style:style>
    <style:style style:name="P95" style:family="paragraph" style:parent-style-name="Heading_20_3">
      <style:text-properties officeooo:rsid="0039f7ea" officeooo:paragraph-rsid="004e69b6"/>
    </style:style>
    <style:style style:name="P96" style:family="paragraph" style:parent-style-name="Heading_20_3">
      <style:text-properties officeooo:rsid="003aa952" officeooo:paragraph-rsid="003aa952"/>
    </style:style>
    <style:style style:name="P97" style:family="paragraph" style:parent-style-name="Heading_20_3">
      <style:text-properties officeooo:rsid="004c185f" officeooo:paragraph-rsid="004c185f"/>
    </style:style>
    <style:style style:name="P98" style:family="paragraph" style:parent-style-name="Heading_20_3">
      <style:text-properties officeooo:rsid="0056a4c3" officeooo:paragraph-rsid="0056a4c3"/>
    </style:style>
    <style:style style:name="P99" style:family="paragraph" style:parent-style-name="Heading_20_3">
      <style:text-properties officeooo:rsid="005ed871" officeooo:paragraph-rsid="005ed871"/>
    </style:style>
    <style:style style:name="P100" style:family="paragraph" style:parent-style-name="Heading_20_3">
      <style:text-properties officeooo:rsid="0074b73f" officeooo:paragraph-rsid="0074b73f"/>
    </style:style>
    <style:style style:name="P101" style:family="paragraph" style:parent-style-name="Heading_20_3">
      <style:text-properties officeooo:rsid="007527cf" officeooo:paragraph-rsid="007527cf"/>
    </style:style>
    <style:style style:name="P102" style:family="paragraph" style:parent-style-name="Heading_20_3">
      <style:text-properties officeooo:rsid="007369e3" officeooo:paragraph-rsid="007369e3"/>
    </style:style>
    <style:style style:name="P103" style:family="paragraph" style:parent-style-name="Heading_20_3">
      <style:text-properties officeooo:rsid="0078250c" officeooo:paragraph-rsid="0078250c"/>
    </style:style>
    <style:style style:name="P104" style:family="paragraph" style:parent-style-name="Heading_20_3">
      <style:text-properties officeooo:rsid="0060b52c" officeooo:paragraph-rsid="0060b52c"/>
    </style:style>
    <style:style style:name="P105" style:family="paragraph" style:parent-style-name="Heading_20_3">
      <style:text-properties officeooo:rsid="005e415b" officeooo:paragraph-rsid="005e415b"/>
    </style:style>
    <style:style style:name="P106" style:family="paragraph" style:parent-style-name="Heading_20_3">
      <style:text-properties officeooo:rsid="00821d3c" officeooo:paragraph-rsid="00821d3c"/>
    </style:style>
    <style:style style:name="P107" style:family="paragraph" style:parent-style-name="Heading_20_1">
      <style:paragraph-properties fo:text-align="center" style:justify-single-word="false"/>
    </style:style>
    <style:style style:name="T1" style:family="text">
      <style:text-properties officeooo:rsid="0027aa23"/>
    </style:style>
    <style:style style:name="T2" style:family="text">
      <style:text-properties officeooo:rsid="002f9569"/>
    </style:style>
    <style:style style:name="T3" style:family="text">
      <style:text-properties officeooo:rsid="0030539f"/>
    </style:style>
    <style:style style:name="T4" style:family="text">
      <style:text-properties style:font-name="Courier New"/>
    </style:style>
    <style:style style:name="T5" style:family="text">
      <style:text-properties style:font-name="Courier New" officeooo:rsid="0034be3d"/>
    </style:style>
    <style:style style:name="T6" style:family="text">
      <style:text-properties style:font-name="Courier New" officeooo:rsid="0039f7ea"/>
    </style:style>
    <style:style style:name="T7" style:family="text">
      <style:text-properties style:font-name="Courier New" officeooo:rsid="003c4453"/>
    </style:style>
    <style:style style:name="T8" style:family="text">
      <style:text-properties style:font-name="Courier New" officeooo:rsid="003aa952"/>
    </style:style>
    <style:style style:name="T9" style:family="text">
      <style:text-properties style:font-name="Courier New" officeooo:rsid="0055683d"/>
    </style:style>
    <style:style style:name="T10" style:family="text">
      <style:text-properties style:font-name="Courier New" officeooo:rsid="006356fe"/>
    </style:style>
    <style:style style:name="T11" style:family="text">
      <style:text-properties style:font-name="Courier New" officeooo:rsid="006a560e"/>
    </style:style>
    <style:style style:name="T12" style:family="text">
      <style:text-properties style:font-name="Courier New" officeooo:rsid="0069e7b7"/>
    </style:style>
    <style:style style:name="T13" style:family="text">
      <style:text-properties style:font-name="Courier New" officeooo:rsid="00645fdb"/>
    </style:style>
    <style:style style:name="T14" style:family="text">
      <style:text-properties style:font-name="Courier New" officeooo:rsid="005dd4fd"/>
    </style:style>
    <style:style style:name="T15" style:family="text">
      <style:text-properties officeooo:rsid="0034be3d"/>
    </style:style>
    <style:style style:name="T16" style:family="text">
      <style:text-properties style:font-name="Liberation Serif"/>
    </style:style>
    <style:style style:name="T17" style:family="text">
      <style:text-properties style:font-name="Liberation Serif" officeooo:rsid="0034be3d"/>
    </style:style>
    <style:style style:name="T18" style:family="text">
      <style:text-properties style:font-name="Liberation Serif" officeooo:rsid="006a560e"/>
    </style:style>
    <style:style style:name="T19" style:family="text">
      <style:text-properties officeooo:rsid="00368f36"/>
    </style:style>
    <style:style style:name="T20" style:family="text">
      <style:text-properties officeooo:rsid="0037a9cb"/>
    </style:style>
    <style:style style:name="T21" style:family="text">
      <style:text-properties officeooo:rsid="0039f7ea"/>
    </style:style>
    <style:style style:name="T22" style:family="text">
      <style:text-properties officeooo:rsid="003aa952"/>
    </style:style>
    <style:style style:name="T23" style:family="text">
      <style:text-properties officeooo:rsid="003c4453"/>
    </style:style>
    <style:style style:name="T24" style:family="text">
      <style:text-properties officeooo:rsid="0041270a"/>
    </style:style>
    <style:style style:name="T25" style:family="text">
      <style:text-properties officeooo:rsid="004131a9"/>
    </style:style>
    <style:style style:name="T26" style:family="text">
      <style:text-properties officeooo:rsid="0047171d"/>
    </style:style>
    <style:style style:name="T27" style:family="text">
      <style:text-properties officeooo:rsid="0047821d"/>
    </style:style>
    <style:style style:name="T28" style:family="text">
      <style:text-properties officeooo:rsid="004c185f"/>
    </style:style>
    <style:style style:name="T29" style:family="text">
      <style:text-properties officeooo:rsid="004cd2ba"/>
    </style:style>
    <style:style style:name="T30" style:family="text">
      <style:text-properties officeooo:rsid="004e69b6"/>
    </style:style>
    <style:style style:name="T31" style:family="text">
      <style:text-properties officeooo:rsid="0050f27b"/>
    </style:style>
    <style:style style:name="T32" style:family="text">
      <style:text-properties officeooo:rsid="0055683d"/>
    </style:style>
    <style:style style:name="T33" style:family="text">
      <style:text-properties officeooo:rsid="0056a4c3"/>
    </style:style>
    <style:style style:name="T34" style:family="text">
      <style:text-properties officeooo:rsid="005758cb"/>
    </style:style>
    <style:style style:name="T35" style:family="text">
      <style:text-properties officeooo:rsid="0058bb80"/>
    </style:style>
    <style:style style:name="T36" style:family="text">
      <style:text-properties officeooo:rsid="005a5c0b"/>
    </style:style>
    <style:style style:name="T37" style:family="text">
      <style:text-properties officeooo:rsid="005c29f2"/>
    </style:style>
    <style:style style:name="T38" style:family="text">
      <style:text-properties officeooo:rsid="005cb6d9"/>
    </style:style>
    <style:style style:name="T39" style:family="text">
      <style:text-properties officeooo:rsid="005dd4fd"/>
    </style:style>
    <style:style style:name="T40" style:family="text">
      <style:text-properties officeooo:rsid="005e415b"/>
    </style:style>
    <style:style style:name="T41" style:family="text">
      <style:text-properties officeooo:rsid="005eaa9f"/>
    </style:style>
    <style:style style:name="T42" style:family="text">
      <style:text-properties officeooo:rsid="0060b52c"/>
    </style:style>
    <style:style style:name="T43" style:family="text">
      <style:text-properties officeooo:rsid="006195db"/>
    </style:style>
    <style:style style:name="T44" style:family="text">
      <style:text-properties officeooo:rsid="0061ca8e"/>
    </style:style>
    <style:style style:name="T45" style:family="text">
      <style:text-properties officeooo:rsid="006356fe"/>
    </style:style>
    <style:style style:name="T46" style:family="text">
      <style:text-properties officeooo:rsid="00671cf7"/>
    </style:style>
    <style:style style:name="T47" style:family="text">
      <style:text-properties officeooo:rsid="0069851a"/>
    </style:style>
    <style:style style:name="T48" style:family="text">
      <style:text-properties officeooo:rsid="0069e7b7"/>
    </style:style>
    <style:style style:name="T49" style:family="text">
      <style:text-properties officeooo:rsid="006a560e"/>
    </style:style>
    <style:style style:name="T50" style:family="text">
      <style:text-properties officeooo:rsid="006d5e3a"/>
    </style:style>
    <style:style style:name="T51" style:family="text">
      <style:text-properties officeooo:rsid="006d9d9f"/>
    </style:style>
    <style:style style:name="T52" style:family="text">
      <style:text-properties officeooo:rsid="00701269"/>
    </style:style>
    <style:style style:name="T53" style:family="text">
      <style:text-properties officeooo:rsid="0070197e"/>
    </style:style>
    <style:style style:name="T54" style:family="text">
      <style:text-properties officeooo:rsid="007181c1"/>
    </style:style>
    <style:style style:name="T55" style:family="text">
      <style:text-properties officeooo:rsid="00645fdb"/>
    </style:style>
    <style:style style:name="T56" style:family="text">
      <style:text-properties officeooo:rsid="007527cf"/>
    </style:style>
    <style:style style:name="T57" style:family="text">
      <style:text-properties officeooo:rsid="0075b9f6"/>
    </style:style>
    <style:style style:name="T58" style:family="text">
      <style:text-properties officeooo:rsid="00767a87"/>
    </style:style>
    <style:style style:name="T59" style:family="text">
      <style:text-properties officeooo:rsid="0079c847"/>
    </style:style>
    <style:style style:name="T60" style:family="text">
      <style:text-properties officeooo:rsid="0084536b"/>
    </style:style>
    <style:style style:name="T61" style:family="text">
      <style:text-properties officeooo:rsid="0089367d"/>
    </style:style>
    <style:style style:name="T62" style:family="text">
      <style:text-properties fo:font-weight="bold" style:font-weight-asian="bold" style:font-weight-complex="bold"/>
    </style:style>
    <style:style style:name="T63" style:family="text">
      <style:text-properties fo:font-weight="normal" style:font-weight-asian="normal" style:font-weight-complex="normal"/>
    </style:style>
    <style:style style:name="T64" style:family="text">
      <style:text-properties fo:font-style="italic" fo:font-weight="normal" style:font-style-asian="italic" style:font-weight-asian="normal" style:font-style-complex="italic" style:font-weight-complex="normal"/>
    </style:style>
    <style:style style:name="T65" style:family="text">
      <style:text-properties fo:font-style="normal" fo:font-weight="normal"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7" style:family="text">
      <style:text-properties fo:font-size="11pt" fo:font-weight="normal" style:font-size-asian="11pt" style:font-weight-asian="normal"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7" text:outline-level="1">Ete</text:h>
      <text:h text:style-name="P107" text:outline-level="1">An MD<text:span text:style-name="T47">E</text:span> framework</text:h>
      <text:h text:style-name="P107" text:outline-level="1">User Manual <text:span text:style-name="T1">v. 3.1</text:span></text:h>
      <text:h text:style-name="P55" text:outline-level="2">First steps</text:h>
      <text:h text:style-name="P91" text:outline-level="3">Overview</text:h>
      <text:p text:style-name="P1">Ete is a highly flexible collection of tools to run MD<text:span text:style-name="T33">E</text:span> (Model Driven <text:span text:style-name="T33">Engineering</text:span>) processes.</text:p>
      <text:p text:style-name="P1">It mainly contains a library and a maven plugin to run that library in<text:span text:style-name="T47">side</text:span> a maven buil<text:span text:style-name="T26">d</text:span> process.</text:p>
      <text:p text:style-name="P1">The library itself is <text:span text:style-name="T47">stand alone</text:span> and can be embedded in any java application.</text:p>
      <text:p text:style-name="P26">Main feacture of these tools are :</text:p>
      <text:list xml:id="list1570629941" text:style-name="L1">
        <text:list-item>
          <text:p text:style-name="P58">flexibility : everything can be customized, parameterized<text:span text:style-name="T39"> through UML stereotypes, an abstract factory registry and internal variables</text:span></text:p>
        </text:list-item>
        <text:list-item>
          <text:p text:style-name="P58">standard : the tools rely upon broadly accepted standards : MOF, <text:span text:style-name="T35">OCL, Alf (work in progress), Mof-Qvt (TODO), </text:span>maven, Velocity… <text:span text:style-name="T38">The examples use JavaSE, JavaEE (JSF), C, Angular (TODO), ReactJS (work in progress)...</text:span></text:p>
        </text:list-item>
        <text:list-item>
          <text:p text:style-name="P58">modularity : the tools come with many templates packaged as modules which make them easy to reuse</text:p>
        </text:list-item>
        <text:list-item>
          <text:p text:style-name="P58">advanced semantics : <text:span text:style-name="T47">the MOF metamodel contains detailed information which can be leverage to build smart user interface for example ; furthermore the tools read OCL constraints and turn them to methods : a post condition of a method specification is translated to the body of that method, a pre condition is translated to a validating method, a class invariant is translated to validating methods as well as querying methods.</text:span></text:p>
        </text:list-item>
      </text:list>
      <text:h text:style-name="P92" text:outline-level="3">Installation</text:h>
      <text:h text:style-name="Heading_20_4" text:outline-level="4">Prerequisit<text:span text:style-name="T26">e</text:span>s</text:h>
      <text:p text:style-name="P1">Ete uses Java 8.</text:p>
      <text:p text:style-name="P1">In order to use the maven plugin, one needs at least maven 3.0 (the current release has been tested only against 3.5 <text:span text:style-name="T34">but should work with maven 3.0</text:span>)</text:p>
      <text:p text:style-name="P34"><text:span text:style-name="T47">A UML modeller can be useful</text:span>. That modeller should be able to import UML 2.4 / XMI 2.1 (or superior) TODO in order to <text:span text:style-name="T34">read</text:span> the examples and it shou<text:span text:style-name="T27">l</text:span>d be able to export files in that format in order to edit the models.</text:p>
      <text:p text:style-name="P35">Currently, the tools have been tested with MagicDraw (≥17.0).</text:p>
      <text:h text:style-name="P82" text:outline-level="4"><text:soft-page-break/>Util library</text:h>
      <text:p text:style-name="P2">The tools use the util library. This library contains dynamic versions of Visitor and Abstract Factory design patterns.</text:p>
      <text:list xml:id="list2798540466" text:style-name="L2">
        <text:list-item>
          <text:p text:style-name="P59">Download the library from : TODO</text:p>
        </text:list-item>
        <text:list-item>
          <text:p text:style-name="P59">In a terminal, navigate to the library directory and run the command : <text:span text:style-name="T12">mvn install</text:span></text:p>
        </text:list-item>
      </text:list>
      <text:h text:style-name="P83" text:outline-level="4">Ete tool chain</text:h>
      <text:p text:style-name="P3">Download the project form : TODO</text:p>
      <text:p text:style-name="P36">The directory where you install the project will be designated as <text:span text:style-name="T4">${ete base directory}</text:span></text:p>
      <text:p text:style-name="P3">In a terminal, navigate to the library directory and run the command : <text:span text:style-name="T12">mvn install</text:span></text:p>
      <text:h text:style-name="P93" text:outline-level="3">A first example</text:h>
      <text:h text:style-name="Heading_20_4" text:outline-level="4">Building, running <text:span text:style-name="T19">an modifying a first</text:span> example</text:h>
      <text:p text:style-name="P5">The traditional « Hello world » project can be found in</text:p>
      <text:p text:style-name="P5"><text:span text:style-name="T12">${ete base directory}/samples/helloworld</text:span><text:span text:style-name="T48"> directory.</text:span></text:p>
      <text:p text:style-name="P4">In a terminal, move to th<text:span text:style-name="T48">at</text:span> <text:span text:style-name="T48">directory</text:span>, then run the usual <text:span text:style-name="T9">maven</text:span> instruction :</text:p>
      <text:p text:style-name="P6">mvn install</text:p>
      <text:p text:style-name="P33">You should be able to run the example with <text:span text:style-name="T49">the command</text:span></text:p>
      <text:p text:style-name="P33"><text:s/><text:span text:style-name="T11">java -jar target/helloworld.jar</text:span></text:p>
      <text:h text:style-name="Heading_20_4" text:outline-level="4">Examining <text:span text:style-name="T3">and modifying</text:span> the model</text:h>
      <text:p text:style-name="P4">The model is :</text:p>
      <text:p text:style-name="P5"><text:span text:style-name="T12">${ete base directory}/samples/helloworld/</text:span><text:span text:style-name="T11">src/main/mda/hello.xml</text:span></text:p>
      <text:p text:style-name="P4">Open it with <text:span text:style-name="T2">your favorite</text:span> UML editor <text:span text:style-name="T32">(it must be XMI 2.1 aware)</text:span>. </text:p>
      <text:p text:style-name="P7">The model contains two classes :</text:p>
      <text:list xml:id="list2186009460" text:style-name="L3">
        <text:list-item>
          <text:p text:style-name="P60">Hello</text:p>
        </text:list-item>
        <text:list-item>
          <text:p text:style-name="P60">World</text:p>
        </text:list-item>
      </text:list>
      <text:p text:style-name="P7">You can modify, delete these classes, create new ones. <text:span text:style-name="T3">Then export your model as MyModel.xmi (the extension does not matter) in the « models » directory.</text:span></text:p>
      <text:h text:style-name="Heading_20_4" text:outline-level="4">Examining and modifying the configuration file and the templates</text:h>
      <text:p text:style-name="P8">The configuration file is the <text:span text:style-name="T4">ete-config.xml</text:span> file in the <text:span text:style-name="T4">src/main/mda</text:span> directory.</text:p>
      <text:p text:style-name="P9">The <text:span text:style-name="T4">ete-config.xml</text:span> file describes the actions to run :</text:p>
      <text:p text:style-name="P10"><text:soft-page-break/>The <text:span text:style-name="T4">&lt;model&gt;</text:span> action reads a model. Its <text:span text:style-name="T4">TODO</text:span> attribute states which model must be used by the following actions. You can modify this attribute with <text:span text:style-name="T4">MyModel.xmi</text:span> (or whatever the name you gave to your model).</text:p>
      <text:p text:style-name="P10">The <text:span text:style-name="T4">&lt;velocity&gt;</text:span> action creates a file for every class in the model. It accepts the following attributes :</text:p>
      <text:list xml:id="list471421365" text:style-name="L4">
        <text:list-item>
          <text:p text:style-name="P61"><text:span text:style-name="T11">template </text:span><text:span text:style-name="T18">:</text:span> the path to the template ; the template must be in the same directory as the configuration file or in a subdirectory</text:p>
        </text:list-item>
        <text:list-item>
          <text:p text:style-name="P61"><text:span text:style-name="T4">items</text:span><text:span text:style-name="T16"> </text:span><text:span text:style-name="T17">(optional)</text:span><text:span text:style-name="T4"> </text:span>: the <text:span text:style-name="T15">collection of </text:span>items to process. If this item is absent, the whole model is processed</text:p>
        </text:list-item>
        <text:list-item>
          <text:p text:style-name="P61"><text:span text:style-name="T4">target </text:span>: the file(s) to create. <text:span text:style-name="T15">The action will create an item a file. The </text:span><text:span text:style-name="T5">current</text:span><text:span text:style-name="T15"> variable stands for the processed item</text:span></text:p>
        </text:list-item>
        <text:list-item>
          <text:p text:style-name="P62"><text:span text:style-name="T4">var </text:span>(optional)<text:span text:style-name="T4"> </text:span>: the name of the processed item (by default «<text:span text:style-name="T4"> current </text:span>»)</text:p>
        </text:list-item>
        <text:list-item>
          <text:p text:style-name="P63"><text:span text:style-name="T4">dialect </text:span>: the template can use an instance of the class through the «<text:span text:style-name="T4"> dialect </text:span>» variable.</text:p>
        </text:list-item>
      </text:list>
      <text:p text:style-name="P11">The <text:span text:style-name="T4">pojo.vm</text:span> template creates a simple <text:span text:style-name="T20">class</text:span> for every processed class.</text:p>
      <text:p text:style-name="P12">The <text:span text:style-name="T4">interface.vm</text:span> template creates a simple interface for every processed class.</text:p>
      <text:p text:style-name="P12">The <text:span text:style-name="T4">implementation.vm</text:span> template creates the same class as <text:span text:style-name="T4">pojo.vm</text:span> but implementing the interface. Please note the relationship between the class name in the template and the value of the <text:span text:style-name="T4">target</text:span> attribute of the velocity action.</text:p>
      <text:p text:style-name="P13">Finally, the <text:span text:style-name="T4">main.vm</text:span> template creates a si<text:span text:style-name="T23">ng</text:span>le <text:span text:style-name="T4">Main</text:span> class with a <text:span text:style-name="T4">main</text:span> method in order to use the previous classes. <text:span text:style-name="T23">The </text:span><text:span text:style-name="T7">items</text:span><text:span text:style-name="T23"> attribute is omitted in the </text:span><text:span text:style-name="T7">velocity</text:span><text:span text:style-name="T23"> action so the template is applied only once to the model itself.</text:span></text:p>
      <text:p text:style-name="P42">Feel free to experiment ! <text:span text:style-name="T21">At any time, run </text:span><text:span text:style-name="T6">mvn install</text:span><text:span text:style-name="T21"> again to watch the result of your modifications.</text:span></text:p>
      <text:h text:style-name="P55" text:outline-level="2">Anatomy of Ete</text:h>
      <text:h text:style-name="Heading_20_3" text:outline-level="3">Meta-model</text:h>
      <text:p text:style-name="P25">The first thing to do when crafting an MDE tool suit is to define a meta-model.</text:p>
      <text:p text:style-name="P38">The ete meta-model is MOF (meta model object facilities) as defined by the OMG (Object Management Group) in <text:span text:style-name="T36">TODO</text:span></text:p>
      <text:p text:style-name="P39">The <text:span text:style-name="T4">&lt;model&gt;</text:span> action reads an XMI <text:span text:style-name="T52">document</text:span> and returns a model containing implementations of that meta-model. <text:span text:style-name="T52">The implementations are provided by abstract factories and it is possible to use a custom implementation providing custom factories.</text:span></text:p>
      <text:p text:style-name="P40">The &lt;model&gt; action reads the document and runs visitors on every built item. It is possible to add custom visitors.</text:p>
      <text:p text:style-name="P41"><text:soft-page-break/>The basic 3.1 version provides a basic visitor but some modules and samples use a custom visitor which parses OCL constraints to improve code generation.</text:p>
      <text:h text:style-name="P94" text:outline-level="3">Overview of actions and parameters</text:h>
      <text:p text:style-name="P18">The actions are triggered by a configuration file. The architecture is intented to suppor<text:span text:style-name="T50">t</text:span> several lang<text:span text:style-name="T50">u</text:span>ages as configuration lang<text:span text:style-name="T50">u</text:span>age but currently only an XML lang<text:span text:style-name="T50">u</text:span>age is <text:span text:style-name="T50">accepted</text:span>.</text:p>
      <text:p text:style-name="P37">An action runs through several phases :</text:p>
      <text:list xml:id="list957721712" text:style-name="L5">
        <text:list-item>
          <text:p text:style-name="P64">« read the attributes » phase</text:p>
        </text:list-item>
        <text:list-item>
          <text:p text:style-name="P64">« should I process » phase</text:p>
        </text:list-item>
        <text:list-item>
          <text:p text:style-name="P64">if the previous phase returns <text:span text:style-name="T51">false the action ends otherwise</text:span> the following phases are run</text:p>
        </text:list-item>
        <text:list-item>
          <text:p text:style-name="P64">« preprocess » phase</text:p>
        </text:list-item>
        <text:list-item>
          <text:p text:style-name="P64">« read children » phase</text:p>
        </text:list-item>
        <text:list-item>
          <text:p text:style-name="P64">« run children » phase</text:p>
        </text:list-item>
        <text:list-item>
          <text:p text:style-name="P64">« postprocess » phase</text:p>
        </text:list-item>
      </text:list>
      <text:p text:style-name="P16">In the XML configuration, there are two ways for parameterize an action : with an attribute or with an action.</text:p>
      <text:list xml:id="list3095266119" text:style-name="L6">
        <text:list-item>
          <text:p text:style-name="P65">every attribute is automatically turned into a parameter of the action and every action inherits parameters from its ancestor hierarchy.</text:p>
        </text:list-item>
        <text:list-item>
          <text:p text:style-name="P66">The &lt;parameter&gt; action adds a parameter to its parent action through its name and value attributes</text:p>
        </text:list-item>
      </text:list>
      <text:p text:style-name="P17">The parameter action can use defaultValue attribute instead of value attribute. In that case, the parameter is added only if it is not already inherited from the hierarchy of actions.</text:p>
      <text:p text:style-name="P17">The parameter action is also interesting when the order of parameters matters.</text:p>
      <text:p text:style-name="P37">Finally, the parameters added by the parameter action are not taken into account during the « preprocess » phase of the action.</text:p>
      <text:h text:style-name="P96" text:outline-level="3">Abstract factory <text:span text:style-name="T24">framework</text:span></text:h>
      <text:h text:style-name="P84" text:outline-level="4">Purpose of the framework</text:h>
      <text:p text:style-name="P41">Dependance injection has been used in the early versions of Ete but it suffers of poor flexibility. It is easy to set up an abstract factory framework which is dynamic and context sensitive as Ete needs.</text:p>
      <text:p text:style-name="P41">For example, we can have to use different implementations of an interface, in the same class, depending on who is calling that class, or who has called the caller…</text:p>
      <text:p text:style-name="P41">A hierarchic set of factories does the job.</text:p>
      <text:h text:style-name="P85" text:outline-level="4"><text:soft-page-break/>Abstract factory <text:span text:style-name="T54">registry</text:span></text:h>
      <text:p text:style-name="P15"><text:span text:style-name="T53">The framework is provided by t</text:span>he util project. <text:span text:style-name="T53">It contains hierarchical factory registries.</text:span></text:p>
      <text:p text:style-name="P15">Every <text:span text:style-name="T53">registry register</text:span> key-value pairs. The key is any object (usually a String) and the value is a factory method.</text:p>
      <text:p text:style-name="P14"><text:span text:style-name="T53">When a registry</text:span> is request<text:span text:style-name="T53">ed</text:span> to <text:span text:style-name="T53">provide</text:span> an object, it looks for the factory method matching the parameter of the request. <text:span text:style-name="T53">If it cannot find such a method, it trasmits the request to its parent.</text:span></text:p>
      <text:h text:style-name="P86" text:outline-level="4">Thread local</text:h>
      <text:p text:style-name="P14">The FactoryRegistry class defines… a factory registry.</text:p>
      <text:p text:style-name="P14">It facilitates the creation of a stack of factories. <text:span text:style-name="T25">It is a thread safe class since it handles a stack per thread through a ThreadLocal variable</text:span>.</text:p>
      <text:h text:style-name="P85" text:outline-level="4">Factories, singletons and friends</text:h>
      <text:p text:style-name="P14">Actually, a factory method is not required to create a new instance and is allowed to implement a singleton pattern or a kind of dynamic pool for example.</text:p>
      <text:h text:style-name="P97" text:outline-level="3">Configuration</text:h>
      <text:h text:style-name="P79" text:outline-level="5">Configuration file</text:h>
      <text:p text:style-name="P51">The standard configuration file is in XML but in the future, there can be alternatives. In the current release, an action can receive a parameter through an XML attribute or a child action.</text:p>
      <text:p text:style-name="P51">For these reasons, we use only the term « parameter » instead of « attribute ».</text:p>
      <text:h text:style-name="P79" text:outline-level="5">Expression language</text:h>
      <text:p text:style-name="P19">Some parameters can have dynamic values. Such a value is expressed as a UEL expression.</text:p>
      <text:h text:style-name="P95" text:outline-level="3">Expression language used in the configuration file</text:h>
      <text:h text:style-name="P80" text:outline-level="5">Basis</text:h>
      <text:p text:style-name="P23">Currently, the expression language used in the configuration file is an implementation of UEL 3.0 as defined by JSR 341.</text:p>
      <text:p text:style-name="P23">That version supports lambda in a limited way.</text:p>
      <text:h text:style-name="P80" text:outline-level="5">Variables</text:h>
      <text:p text:style-name="P23">The expression langage context contains all the parameters <text:span text:style-name="T30">of the current action stack as variables.</text:span></text:p>
      <text:h text:style-name="P80" text:outline-level="5">Dialect</text:h>
      <text:p text:style-name="P24">A particular parameter is <text:span text:style-name="T4">dialect</text:span>. The value of that parameter must be the fully qualified name of the class.</text:p>
      <text:p text:style-name="P24"><text:span text:style-name="T22">By default, the </text:span>value of dialect<text:span text:style-name="T22"> </text:span>is<text:span text:style-name="T22"> </text:span>fr.insset.jeanluc.el.dialect.<text:span text:style-name="T22">BasicJavaDialect. </text:span>That class is an implementation of the JavaDialect interface which is itself an extension of the Dialect interface.</text:p>
      <text:p text:style-name="P24"><text:soft-page-break/>The Dialect interface contains several default methods <text:span text:style-name="T31">to make more comfortable the String manipulation and model query</text:span> :</text:p>
      <text:list xml:id="list2081496562" text:style-name="L7">
        <text:list-item>
          <text:p text:style-name="P67"><text:span text:style-name="T4">i2uc</text:span> (initial to upper case) : takes a <text:span text:style-name="T4">String</text:span> as parameter and returns that <text:span text:style-name="T4">String</text:span> with the first letter in upper case</text:p>
        </text:list-item>
        <text:list-item>
          <text:p text:style-name="P67"><text:span text:style-name="T4">i2lc</text:span> (initial to lower case) : takes a <text:span text:style-name="T4">String</text:span> as parameter and returns that <text:span text:style-name="T4">String</text:span> with the first letter in lower case</text:p>
        </text:list-item>
        <text:list-item>
          <text:p text:style-name="P68"><text:span text:style-name="T4">cc2sw</text:span> (camel case to separated words) : takes a <text:span text:style-name="T4">String</text:span> as parameter and returns that <text:span text:style-name="T4">String</text:span> where every upper case character is replaced by a lower case character preceded by a space. If the first character is an upper case, it is replaced by a lower case character but no space is inserted.</text:p>
        </text:list-item>
        <text:list-item>
          <text:p text:style-name="P69"><text:span text:style-name="T4">sc2sw</text:span> (snake case to separated words) : takes a <text:span text:style-name="T4">String</text:span> as parameter and returns that <text:span text:style-name="T4">String</text:span> where every underscore character is substituted with a space character</text:p>
        </text:list-item>
        <text:list-item>
          <text:p text:style-name="P70"><text:span text:style-name="T4">p2d</text:span> (package to directory) : takes a <text:span text:style-name="T4">String</text:span> as parameter and returns a <text:span text:style-name="T4">String</text:span> where every :: sequence and every dot character are substituted with a slash character</text:p>
        </text:list-item>
        <text:list-item>
          <text:p text:style-name="P71"><text:span text:style-name="T4">getDependencies </text:span>: takes a <text:span text:style-name="T4">MofClass</text:span> as parameter and returns the collection of dependencies. Actually, the result is an instance of <text:span text:style-name="T4">Set&lt;MofType&gt;</text:span>.</text:p>
        </text:list-item>
        <text:list-item>
          <text:p text:style-name="P72">addDependency : </text:p>
        </text:list-item>
      </text:list>
      <text:h text:style-name="Heading_20_3" text:outline-level="3">Standard actions reference</text:h>
      <text:h text:style-name="P81" text:outline-level="5">model</text:h>
      <text:p text:style-name="P18">Reads the model specified by the <text:span text:style-name="T4">src</text:span> parameter. <text:span text:style-name="T39">The action uses visitors and factories. It is possible to add a visitor with the </text:span><text:span text:style-name="T14">&lt;add-visitor&gt;</text:span><text:span text:style-name="T39"> action. That action takes a single parameter through the attribute </text:span><text:span text:style-name="T14">class</text:span><text:span text:style-name="T39">.</text:span></text:p>
      <text:h text:style-name="P81" text:outline-level="5">transformation-set</text:h>
      <text:p text:style-name="P18">A transformation-set acts as a block in programming language. It is a way to share local parameters between several actions.</text:p>
      <text:p text:style-name="P18">The result of a transformation-set is the result of its last action.</text:p>
      <text:h text:style-name="P81" text:outline-level="5">velocity</text:h>
      <text:p text:style-name="P18">A velocity is an idempotent action (it returns the model it receives as input) with a board effect.</text:p>
      <text:p text:style-name="P20">The value of its <text:span text:style-name="T4">template</text:span> parameter is a path to a velocity template. <text:span text:style-name="T43">It can be a UEL expression. This allows to write a polymorphic module.</text:span></text:p>
      <text:p text:style-name="P18">The value of its <text:span text:style-name="T4">items</text:span> parameter <text:span text:style-name="T28">is a UEL expression which </text:span>must be <text:span text:style-name="T28">evaluated to </text:span>a collection.</text:p>
      <text:p text:style-name="P18">The action <text:span text:style-name="T29">merges the template</text:span> <text:span text:style-name="T29">to</text:span> each element in that collection. <text:span text:style-name="T29">So a single velocity action can generate a lot of files.</text:span></text:p>
      <text:p text:style-name="P19">The <text:span text:style-name="T4">items</text:span> parameter is optional. In that case, the collection contains the model itself.</text:p>
      <text:p text:style-name="P24"><text:soft-page-break/>Templates can take advantage of any parameter defined in the action stack, in particular de dialect parameter.</text:p>
      <text:p text:style-name="P24">The dialect parameter has a default value which is <text:s/><text:span text:style-name="T8">BasicJavaDialectSupport</text:span><text:span text:style-name="T22">.</text:span></text:p>
      <text:h text:style-name="P81" text:outline-level="5">module</text:h>
      <text:p text:style-name="P19">A module is similar to a function call. The value of its <text:span text:style-name="T4">src</text:span> parameter is a configuration file which is synchronously run.</text:p>
      <text:p text:style-name="P19">The children of the module action are evaluated before the actual call so they can define parameters to the call.</text:p>
      <text:p text:style-name="P20">The result of a module action is the result of its last action.</text:p>
      <text:h text:style-name="P81" text:outline-level="5">parameter</text:h>
      <text:p text:style-name="P19">The <text:span text:style-name="T4">parameter</text:span> action is a way to define additional parameters to the parent action. It has the mandatory <text:span text:style-name="T4">name</text:span> parameter and one of the <text:span text:style-name="T4">value</text:span> and <text:span text:style-name="T4">defaultValue</text:span> parameters.</text:p>
      <text:h text:style-name="P81" text:outline-level="5">if</text:h>
      <text:p text:style-name="P21">The <text:span text:style-name="T4">if</text:span> action has the <text:span text:style-name="T4">test</text:span> parameter. The value of that parameter is usually a UEL expression.</text:p>
      <text:p text:style-name="P21">The action runs its content if its <text:span text:style-name="T4">test</text:span> parameter is evaluated to <text:span text:style-name="T4">true.</text:span></text:p>
      <text:p text:style-name="P32">The result of the action is the result of its content is the test is true, the received model otherwise.</text:p>
      <text:h text:style-name="P81" text:outline-level="5">dump</text:h>
      <text:p text:style-name="P21">The <text:span text:style-name="T4">dump</text:span> action is an idempotent action which creates a standard output.</text:p>
      <text:h text:style-name="P81" text:outline-level="5">register</text:h>
      <text:p text:style-name="P22">The <text:span text:style-name="T4">register</text:span> action registers a custom action.</text:p>
      <text:h text:style-name="P98" text:outline-level="3">Details of some <text:span text:style-name="T40">modules and </text:span>templates</text:h>
      <text:p text:style-name="P26">As stated in the meta-model section TODO, MOF provides a high level semantics. This allows to write smart templates</text:p>
      <text:h text:style-name="P87" text:outline-level="4">The specification module <text:span text:style-name="T42">TODO</text:span></text:h>
      <text:h text:style-name="P88" text:outline-level="4">Use of <text:span text:style-name="T37">composition in User Interface crafting TODO</text:span></text:h>
      <text:h text:style-name="P89" text:outline-level="4">Use of composition in JPA templates <text:span text:style-name="T42">TODO</text:span></text:h>
      <text:h text:style-name="P90" text:outline-level="4">The specification module TODO</text:h>
      <text:p text:style-name="P30">This module contains two templates :</text:p>
      <text:list xml:id="list1353479045" text:style-name="L8">
        <text:list-item>
          <text:p text:style-name="P73"/>
        </text:list-item>
      </text:list>
      <text:h text:style-name="Heading_20_4" text:outline-level="4"><text:soft-page-break/><text:span text:style-name="T40">The</text:span> language <text:span text:style-name="T40">module TODO</text:span></text:h>
      <text:p text:style-name="P31">This module calls the <text:span text:style-name="T45">previous</text:span> module <text:span text:style-name="T45">(specification) </text:span>and <text:span text:style-name="T45">adds templates to generate an interface and three classes :</text:span></text:p>
      <text:list xml:id="list1003150678" text:style-name="L9">
        <text:list-item>
          <text:p text:style-name="P74"><text:span text:style-name="T4">xxxContext</text:span> interface</text:p>
        </text:list-item>
        <text:list-item>
          <text:p text:style-name="P74"><text:span text:style-name="T4">xxxContextImpl</text:span> class</text:p>
        </text:list-item>
        <text:list-item>
          <text:p text:style-name="P74"><text:span text:style-name="T4">TreeBuilder</text:span> class</text:p>
        </text:list-item>
        <text:list-item>
          <text:p text:style-name="P74"><text:span text:style-name="T4">ParserWrapper</text:span> class</text:p>
        </text:list-item>
      </text:list>
      <text:p text:style-name="P31"><text:span text:style-name="T46">The </text:span><text:span text:style-name="T10">xxxContext</text:span><text:span text:style-name="T45"> interface defines the methods </text:span><text:span text:style-name="T10">resolve</text:span><text:span text:style-name="T45">, </text:span><text:span text:style-name="T10">set</text:span><text:span text:style-name="T45">, </text:span><text:span text:style-name="T10">push</text:span><text:span text:style-name="T45"> and </text:span><text:span text:style-name="T10">pop</text:span><text:span text:style-name="T45">.</text:span></text:p>
      <text:p text:style-name="P44"><text:span text:style-name="T55">The </text:span><text:span text:style-name="T13">xxxContextImpl</text:span><text:span text:style-name="T55"> class implements that interface. It is generated by the context template defined by the </text:span><text:span text:style-name="T13">context</text:span><text:span text:style-name="T55"> parameter. Currently, that variable can take a value among </text:span><text:span text:style-name="T13">generic</text:span><text:span text:style-name="T55"> (default value), </text:span><text:span text:style-name="T13">simple</text:span><text:span text:style-name="T55"> and </text:span><text:span text:style-name="T13">mof</text:span><text:span text:style-name="T55">.</text:span></text:p>
      <text:h text:style-name="P99" text:outline-level="3">Generalized expression language</text:h>
      <text:p text:style-name="P52">The gel-xxx (Generalized Expression Language) su<text:span text:style-name="T44">b</text:span>projects define the concrete and abstract syntaxes of an expression langage.</text:p>
      <text:p text:style-name="P53">The gel-spec subproject builds the gel-api and gel-impl subprojects using the language module.</text:p>
      <text:p text:style-name="P54">That language <text:s/>is often used in the configuration file to compute output paths for example.</text:p>
      <text:h text:style-name="P98" text:outline-level="3"><text:span text:style-name="T38">Execution</text:span> langage</text:h>
      <text:p text:style-name="P27">The <text:span text:style-name="T38">xlang-xxx (eXecutable LANGuage) subprojects define the abstract syntax of an execution langage (i.e. a kind of a programming langage) wich is a small subset of Alf (TODO).</text:span></text:p>
      <text:p text:style-name="P29">Actually the abstract syntax is defined in the xlang-spec subproject. The subproject uses the <text:span text:style-name="T41">specification</text:span> module to build an api (xlang-api subproject) and an implementation (xlang-impl subproject).</text:p>
      <text:p text:style-name="P29">When used, the xlang-builder registers its own factories for MofClass, PostCondition, PreCondition (TODO) and adds a visitor to the reader.</text:p>
      <text:p text:style-name="P29">The visitor is only interested in OCL constraints. <text:s/>For each constraint it creates one or mode statement sets and adds them to the contextual MofClass.</text:p>
      <text:p text:style-name="P29">The xlang-to-java subproject contains classes to generate Java methods from the Alf statement sets.</text:p>
      <text:h text:style-name="P55" text:outline-level="2"><text:span text:style-name="T57">How to c</text:span>ustomiz<text:span text:style-name="T57">e Ete</text:span></text:h>
      <text:h text:style-name="P100" text:outline-level="3">Stereotypes</text:h>
      <text:p text:style-name="P46">The meta-model provides the <text:span text:style-name="T4">hasStereotype(s:String)</text:span> <text:span text:style-name="T58">method a</text:span>nd through it the templates can leverage stereotypes to produce customized output.</text:p>
      <text:p text:style-name="P46">This works with standard stereotypes and with custom stereotypes as well, as long as the modeller is able to create and use such stereotypes.</text:p>
      <text:h text:style-name="P101" text:outline-level="3"><text:soft-page-break/>Tag values</text:h>
      <text:p text:style-name="P48">In the same way, the meta-model provides the <text:span text:style-name="T4">getValueOf(s : String)</text:span> method and through it can leverage tag values to produce customized output.</text:p>
      <text:p text:style-name="P47">This works with standard <text:span text:style-name="T58">tag values</text:span> and with custom <text:span text:style-name="T58">tag values</text:span> as well, as long as the modeller is able to create and use such <text:span text:style-name="T58">tag values</text:span>.</text:p>
      <text:h text:style-name="P101" text:outline-level="3">Polymorphic <text:span text:style-name="T58">Velocity </text:span>templates</text:h>
      <text:p text:style-name="P48">A nice way to leverage stereotypes and tag values is to use them as a polymorphic selector in a Velocity template, thanks to <text:span text:style-name="T4">#fragmen</text:span>t directive.</text:p>
      <text:h text:style-name="P100" text:outline-level="3"><text:span text:style-name="T56">D</text:span>ialect</text:h>
      <text:p text:style-name="P45">It is pretty easy to <text:span text:style-name="T56">create its own dialect since any POJO (Plain Old Java Object) class can be used as such.</text:span></text:p>
      <text:p text:style-name="P48">But a better idea would be to implement Dialect interface or JavaDialect interface. These interfaces contain only « default » methods so implementing them is just a matter of declaration. That way, the new Dialect inherits all defaults methods.</text:p>
      <text:h text:style-name="P102" text:outline-level="3"><text:span text:style-name="T56">Custom meta-model</text:span> implementation class</text:h>
      <text:p text:style-name="P43">It is easy to locally use another implementation class for any meta-model item. For that, register a factory or a class.</text:p>
      <text:p text:style-name="P43">WARNING : the XMLModelReader will use your custom class but the standard visitor will not visit your instances. For example, an extended class will not receive its owningPackage attribute.</text:p>
      <text:h text:style-name="P103" text:outline-level="3">Use another meta-model</text:h>
      <text:p text:style-name="P49">The meta-model is « built in », it is provided and using another one would need to rewrite most of the tools.</text:p>
      <text:p text:style-name="P49">The 5.0 version is planned to be generated by 4.0 version with a very light basic meta-meta-model. The meta-model itself will be dynamically created by the configuration file (with a default meta-model). Actually, the meta-model will be seen as a model and the model as an extension of that model.</text:p>
      <text:p text:style-name="P50">This will need a complete rewriting of the current meta-model and of the EL evaluator module.</text:p>
      <text:h text:style-name="P57" text:outline-level="2">Embedding Ete</text:h>
      <text:h text:style-name="P106" text:outline-level="3">Introduction</text:h>
      <text:p text:style-name="P77">Ete is a standalone collection of libraries and can be used outside of Maven.</text:p>
      <text:p text:style-name="P77">Ete needs some environment variables to be set and that’s all.</text:p>
      <text:p text:style-name="P77"><text:soft-page-break/>Actually, the Maven plugin does nothing but sets these environment variables and calls the main method.</text:p>
      <text:p text:style-name="P77"/>
      <text:h text:style-name="P106" text:outline-level="3">A standalone program</text:h>
      <text:p text:style-name="P77">As an example, here is a standalone program which runs an <text:span text:style-name="T67">∃</text:span><text:span text:style-name="T61">TE</text:span> process from the line command.</text:p>
      <text:p text:style-name="P77">TODO</text:p>
      <text:p text:style-name="P77"/>
      <text:h text:style-name="P56" text:outline-level="2">Appendices</text:h>
      <text:h text:style-name="P104" text:outline-level="3">Current work</text:h>
      <text:list xml:id="list2332951295" text:style-name="L10">
        <text:list-item>
          <text:p text:style-name="P75">Generation of the meta-model of the 4.0 version by the current version, <text:span text:style-name="T59">based upon the EMOF, OCL and ALF specifications.</text:span></text:p>
        </text:list-item>
      </text:list>
      <text:h text:style-name="P105" text:outline-level="3">Future work</text:h>
      <text:list xml:id="list123010715877798" text:continue-numbering="true" text:style-name="L10">
        <text:list-item>
          <text:p text:style-name="P78">Development of an OCL file parser</text:p>
        </text:list-item>
        <text:list-item>
          <text:p text:style-name="P78">Development of other readers <text:span text:style-name="T60">for other UML formats, such as custom Community Visual Paradigm format.</text:span></text:p>
        </text:list-item>
        <text:list-item>
          <text:p text:style-name="P76">Development of a MOF-QVT op module, using the language module</text:p>
        </text:list-item>
        <text:list-item>
          <text:p text:style-name="P76">Development of a MOF-QVT rel module, based upon the latter.</text:p>
        </text:list-item>
      </text:list>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1cm" fo:margin-right="0cm" fo:margin-top="0.499cm" fo:margin-bottom="0cm" loext:contextual-spacing="false" fo:text-indent="0cm" style:auto-text-indent="false" style:writing-mode="pag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cm" fo:margin-bottom="0.199cm" loext:contextual-spacing="false" fo:text-indent="0cm" style:auto-text-indent="false" style:writing-mode="page"/>
      <style:text-properties fo:font-size="115%"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Numbering_20_Symbols" style:num-format="A">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31:50.896059000</meta:creation-date>
    <dc:date>2018-03-27T12:30:07.604391000</dc:date>
    <meta:editing-duration>P16DT15H7M</meta:editing-duration>
    <meta:editing-cycles>93</meta:editing-cycles>
    <meta:generator>LibreOffice/5.3.6.1$MacOSX_X86_64 LibreOffice_project/686f202eff87ef707079aeb7f485847613344eb7</meta:generator>
    <meta:document-statistic meta:table-count="0" meta:image-count="0" meta:object-count="0" meta:page-count="10" meta:paragraph-count="207" meta:word-count="2879" meta:character-count="17113" meta:non-whitespace-character-count="14528"/>
  </office:meta>
</office:document-meta>
</file>